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1 Añadir Películas.</text:p>
      <text:list xml:id="list2126481964137955046" text:style-name="L1">
        <text:list-header>
          <text:p text:style-name="P1">1.1.1. Crear proyecto Eclipse.</text:p>
          <text:p text:style-name="P1">1.1.2. Crear repositorio remoto.</text:p>
          <text:p text:style-name="P1">1.1.3. Crear entorno movieFlix (BBDD).</text:p>
          <text:p text:style-name="P1">1.1.4. Conector equipo a repositorio remoto.</text:p>
          <text:p text:style-name="P1">1.1.5. Crear ramas sobre las que trabajar.</text:p>
          <text:p text:style-name="P1">1.1.6. Crear paquetes Esclipse: model, control, service, data y utilities.</text:p>
          <text:p text:style-name="P1">1.1.7. Crear Enum Categoria (POLICIACA, ROMANTICA, AVENTURA, COMEDIA, <text:tab/>ANIMACION, THRILLER)</text:p>
        </text:list-header>
      </text:list>
      <text:list xml:id="list2712607357439698362" text:style-name="L2">
        <text:list-header>
          <text:p text:style-name="P2">1.1.8. Crear la clase Pelicula (model) – Atributos: String nombre, <text:s/>int angnoEstreno, Enum <text:tab/>Categoría: POLICIACA, ROMANTICA, AVENTURA, COMEDIA, ANIMACION, <text:tab/>THRILLER.</text:p>
          <text:p text:style-name="P2">1.1.9. Crear la tabla películas BBDD – Crear campos atributos de clase, PK_IdPelicula A.I.<text:tab/>(AutoIncremental)</text:p>
          <text:p text:style-name="P2">1.1.10. Crear clase GestorBBDD (data) – Importar librería JDBC:</text:p>
        </text:list-header>
      </text:list>
      <text:list xml:id="list874161314268848488" text:style-name="L3">
        <text:list-item>
          <text:list>
            <text:list-header>
              <text:p text:style-name="P3">1.1.10.1. Crear método estableceConexion(): Connection(stastic).</text:p>
              <text:list>
                <text:list-header>
                  <text:p text:style-name="P3">1.1.10.1.1. Controlar exception.</text:p>
                </text:list-header>
              </text:list>
              <text:p text:style-name="P3">1.1.10.2. Crear metodo insertarPelicula(Pelicula p): void.</text:p>
              <text:list text:continue-numbering="true">
                <text:list-header>
                  <text:p text:style-name="P3">1.1.10.2.1. Establecer conexión statement – insert.</text:p>
                </text:list-header>
              </text:list>
            </text:list-header>
          </text:list>
          <text:p text:style-name="P3">1.1.11. Crear clase ServicioPelicula(services).</text:p>
          <text:list text:continue-numbering="true">
            <text:list-header>
              <text:p text:style-name="P3">1.1.11.1. Crear método insertarPelicula(Pelicula p) – void.</text:p>
              <text:list>
                <text:list-header>
                  <text:p text:style-name="P3">1.1.11.1.1. Gestor BBDD.insertarPelicula(p).</text:p>
                </text:list-header>
              </text:list>
            </text:list-header>
          </text:list>
        </text:list-item>
      </text:list>
      <text:p text:style-name="Standard">2.1 Añadir usuario.</text:p>
      <text:list xml:id="list4452057277348022668" text:style-name="L4">
        <text:list-header>
          <text:p text:style-name="P4">2.1.1. Crear la clase Usuario (model) – Atributos: String nombreCompleto, (Date) <text:tab/>fechaDeNacimiento, (String) CiudadDeResidencia, set &lt;enumCategoria&gt;</text:p>
          <text:p text:style-name="P4">2.1.2. Crear tabla Usuarios BBDD – crear campos de clase + PK_IdUsuario AI.</text:p>
          <text:p text:style-name="P4">2.1.3. Gestor BBDD:</text:p>
          <text:list>
            <text:list-header>
              <text:p text:style-name="P4">2.1.3.1. Crear método insertarUsusario(Usuario u): void.</text:p>
            </text:list-header>
          </text:list>
        </text:list-header>
      </text:list>
      <text:list xml:id="list3167916750781411229" text:style-name="L5">
        <text:list-header>
          <text:p text:style-name="P5">2.1.3.1.1. Establecer conexión.</text:p>
          <text:p text:style-name="P5">2.1.3.1.2. Statement.</text:p>
        </text:list-header>
      </text:list>
      <text:list xml:id="list6787308071563136724" text:style-name="L6">
        <text:list-header>
          <text:p text:style-name="P6">2.1.4. Crear la clase ServisioUsuario (services).</text:p>
          <text:list>
            <text:list-header>
              <text:p text:style-name="P6">2.1.4.1. Crear método insertarUsusario(Usuario u).</text:p>
              <text:list>
                <text:list-header>
                  <text:p text:style-name="P6">2.1.4.1.1. Gestor de BBDD.insertarUsuario(u).</text:p>
                </text:list-header>
              </text:list>
            </text:list-header>
          </text:list>
        </text:list-header>
      </text:list>
      <text:p text:style-name="Standard">2.6 Listar películas accesibles.</text:p>
      <text:list xml:id="list323127826131277957" text:style-name="L7">
        <text:list-header>
          <text:p text:style-name="P7">2.6.1. Gestor BBDD:</text:p>
          <text:list>
            <text:list-header>
              <text:p text:style-name="P7">2.6.1.1. Crear método devuelveListaAccesibles(Ususario u): ArrayList <text:tab/>&lt;Pelicula&gt;(static).</text:p>
            </text:list-header>
          </text:list>
        </text:list-header>
      </text:list>
      <text:list xml:id="list8964453910376366200" text:style-name="L8">
        <text:list-header>
          <text:p text:style-name="P8">2.6.1.1.1. establecerConexion().</text:p>
          <text:p text:style-name="P8">2.6.1.1.2. Statement (SELECT <text:s/>WHERE u.getCategorias = peliculas.categorias.</text:p>
        </text:list-header>
      </text:list>
      <text:list xml:id="list8473693586191580068" text:style-name="L9">
        <text:list-header>
          <text:p text:style-name="P9">2.6.2. Crear clase ServicioListados(services).</text:p>
          <text:list>
            <text:list-header>
              <text:p text:style-name="P9">2.6.2.1. Crear método devolverListaAccesibles(Usuario u): ArrayList&lt;Pelicula&gt;(static).</text:p>
              <text:list>
                <text:list-header>
                  <text:p text:style-name="P9">2.6.2.1.1. GestorBBDD devolverListaAccesibles(u).</text:p>
                </text:list-header>
              </text:list>
            </text:list-header>
          </text:list>
          <text:p text:style-name="P9">2.6.3. (Import lib logger).</text:p>
          <text:p text:style-name="P9">2.6.4. Crear clase Mostrar (control).</text:p>
          <text:list text:continue-numbering="true">
            <text:list-header>
              <text:p text:style-name="P9">2.6.4.1. Crear método listaAccesible( Usuario u): void (static).</text:p>
              <text:list>
                <text:list-header>
                  <text:p text:style-name="P9">2.6.4.1.1. Print* servicioListados.devolverListaAccesibles().</text:p>
                </text:list-header>
              </text:list>
            </text:list-header>
          </text:list>
        </text:list-header>
      </text:list>
      <text:p text:style-name="Standard">3.4. Listar Películas completo.</text:p>
      <text:list xml:id="list3798271935826121020" text:style-name="L10">
        <text:list-header>
          <text:p text:style-name="P10">3.4.1. Gestor BBDD.</text:p>
          <text:list>
            <text:list-header>
              <text:p text:style-name="P10">Crear método devuelve devolverListaCompletarPeliculas(Usuario u): ArrayList <text:tab/>&lt;Pelicula&gt; (Static)</text:p>
              <text:p text:style-name="P10"><text:s/>establecerConexion()).</text:p>
              <text:p text:style-name="P10"><text:s/>Statement (SELECT * FROM Peliculas).</text:p>
            </text:list-header>
          </text:list>
          <text:p text:style-name="P10"><text:soft-page-break/>3.4.2. ServicioListados:</text:p>
          <text:list text:continue-numbering="true">
            <text:list-header>
              <text:p text:style-name="P10">Crear método devuelverListaCompletaPeliculas(Usuario u): ArrayList &lt;Pelicula&gt;(static).</text:p>
              <text:p text:style-name="P10">GestorBBDD.devolverListaCompletaPeliculas(u).</text:p>
            </text:list-header>
          </text:list>
          <text:p text:style-name="P10">3.4.3. Mostrar</text:p>
          <text:list text:continue-numbering="true">
            <text:list-header>
              <text:p text:style-name="P10">Crear método listaCompletaPeliculas(Usuario u): void (static)</text:p>
              <text:p text:style-name="P10">Print* ServicioListados.devolverListaCompletaPelicula(u).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30T11:26:05.44</meta:creation-date>
    <dc:date>2019-09-30T15:56:55.39</dc:date>
    <meta:editing-duration>PT2H28M49S</meta:editing-duration>
    <meta:editing-cycles>58</meta:editing-cycles>
    <meta:generator>OpenOffice/4.1.6$Win32 OpenOffice.org_project/416m1$Build-9790</meta:generator>
    <meta:document-statistic meta:table-count="0" meta:image-count="0" meta:object-count="0" meta:page-count="2" meta:paragraph-count="51" meta:word-count="328" meta:character-count="2731"/>
  </office:meta>
</office:document-meta>
</file>